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style:text-underline-style="solid" style:text-underline-type="single"/>
    </style:style>
    <style:style style:name="P1" style:parent-style-name="Standard" style:family="paragraph">
      <style:text-properties fo:color="#000000" fo:font-family="Sans Serif"/>
    </style:style>
    <style:style style:name="P2" style:family="paragraph">
      <style:text-properties fo:color="#000000" fo:font-family="Sans Serif" fo:font-size="12.000000000000000pt"/>
    </style:style>
    <style:style style:name="P3" style:family="paragraph" style:list-style-name="L31">
      <style:paragraph-properties fo:line-height="100%" fo:margin-bottom="0.000000000000000pt" style:tab-stop-distance="35.399999999999999pt"/>
      <style:text-properties fo:country="FR" fo:font-family="Calibri" fo:font-size="12.000000000000000pt" fo:language="fr" style:use-window-font-color="true"/>
    </style:style>
    <style:style style:name="P4" style:family="paragraph" style:list-style-name="L31">
      <style:paragraph-properties fo:line-height="100%" fo:margin-bottom="0.000000000000000pt" fo:text-align="center" style:tab-stop-distance="35.399999999999999pt"/>
      <style:text-properties fo:country="FR" fo:font-family="Calibri" fo:font-size="12.000000000000000pt" fo:language="fr" style:use-window-font-color="true"/>
    </style:style>
    <style:style style:name="gr1" style:family="graphic">
      <style:graphic-properties draw:color-mode="standard" draw:fill="none" draw:stroke="none" draw:textarea-horizontal-align="left" draw:textarea-vertical-align="top" fo:margin="0.000000000000000pt" style:flow-with-text="true" style:horizontal-pos="from-left" style:horizontal-rel="page" style:vertical-pos="from-top" style:vertical-rel="page" style:wrap="biggest" style:wrap-contour="true" style:wrap-contour-mode="full" style:wrap-dynamic-threshold="0.000000000000000pt"/>
    </style:style>
    <text:list-style style:name="L7" style:display-name="L7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8" style:display-name="L8">
      <text:list-level-style-bullet text:bullet-char="➔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9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91" style:display-name="L9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text>
      <text:tracked-changes text:track-changes="false"/>
      <text:p text:style-name="P1"><text:span text:style-name="T1">Rapport Cassiopée pour la réunion du 19/03</text:span></text:p>
      <text:p text:style-name="P2"/>
      <text:p text:style-name="P2"><text:span text:style-name="T1">Emmanuel</text:span></text:p>
      <text:p text:style-name="P2"/>
      <text:p text:style-name="P2">Travail effectué depuis la réunion du 12/03 :</text:p>
      <text:p text:style-name="P2"/>
      <text:list text:style-name="L7" xml:id="list-3cd9815d-d39c-413b-b856-3c0db3c39bfd">
        <text:list-item>
          <text:p text:style-name="P2">Réorganisation du dépôt git comme convenu à la dernière réunion</text:p>
          <text:p text:style-name="P2"/>
        </text:list-item>
        <text:list-item>
          <text:list text:style-name="L8" xml:id="list-e28aab5e-9ab2-4d72-8bb2-8b9396767ba7">
            <text:list-item>
              <text:list text:style-name="L8" xml:id="list-f1da1922-d6d8-475a-8ffa-5ee81f764bff">
                <text:list-item>
                  <text:p text:style-name="P2">Dossier "Méthodes/" avec les différentes méthodes de résumé vidéo que nosu avons implémenté</text:p>
                </text:list-item>
                <text:list-item>
                  <text:p text:style-name="P2">Dossier "Rapports/" avec les rapports de réunion</text:p>
                </text:list-item>
              </text:list>
            </text:list-item>
          </text:list>
        </text:list-item>
      </text:list>
      <text:p text:style-name="P2"/>
      <text:list text:style-name="L9" text:continue-list="list-3cd9815d-d39c-413b-b856-3c0db3c39bfd" xml:id="list-b62dc1c6-591d-4a9c-8238-3aeeade83b51">
        <text:list-item>
          <text:p text:style-name="P2">Pourquoi l'algorithme utilisant la SVD ne fonctionne toujours pas ?</text:p>
        </text:list-item>
      </text:list>
      <text:p text:style-name="P2"/>
      <text:p text:style-name="P2"><text:span text:style-name="T1">Meriem</text:span></text:p>
      <text:p text:style-name="P2"/>
      <text:p text:style-name="P2">Travail effectué depuis la réunion du 12/03 :</text:p>
      <text:p text:style-name="P2"/>
      <text:p text:style-name="P3"/>
      <text:list text:style-name="L91" text:continue-list="list-3cd9815d-d39c-413b-b856-3c0db3c39bfd" xml:id="list-11c7416d-77ed-4ea4-9960-e4798326ab28">
        <text:list-item>
          <text:p text:style-name="P3">Documentation sur Qt + <text:s/>implémentation de quelques exemples.</text:p>
        </text:list-item>
      </text:list>
      <text:p text:style-name="P3"/>
      <text:list text:style-name="L91" text:continue-list="list-3cd9815d-d39c-413b-b856-3c0db3c39bfd" xml:id="list-1a022031-4084-419c-94c1-050c402bf717">
        <text:list-item>
          <text:p text:style-name="P3">Réalisation de la maquette 1.0 de l’interface de notre programme sur photoshop.</text:p>
        </text:list-item>
      </text:list>
      <text:p text:style-name="P3"/>
      <text:p text:style-name="P3"/>
      <text:p text:style-name="P3"/>
      <text:p text:style-name="P4"><draw:frame draw:style-name="gr1" xml:id="shape-1" draw:id="shape-1" draw:z-index="1" svg:width="353.24999999997pt" svg:height="375.07648470302pt" text:anchor-type="as-char"><draw:image xlink:type="simple" xlink:show="embed" xlink:actuate="onLoad" xlink:href="Pictures/image1.png"/></draw:frame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ullet_20List" style:display-name="Bullet List" style:family="paragraph" style:list-style-name="L6">
      <style:text-properties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A1" style:display-name="A1" style:family="paragraph"/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Policepardfaut" style:display-name="Policepardfaut" style:family="text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111" style:display-name="L111">
      <text:list-level-style-bullet text:bullet-char="-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list-style style:name="L21" style:display-name="L21">
      <text:list-level-style-bullet text:bullet-char="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88.80000000000pt"/>
        </style:list-level-properties>
      </text:list-level-style-bullet>
    </text:list-style>
    <text:list-style style:name="L11" style:display-name="L11">
      <text:list-level-style-bullet text:bullet-char="-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31" style:display-name="L31">
      <text:list-level-style-bullet text:bullet-char="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0</meta:generator>
    <dc:title/>
    <meta:initial-creator>Inconnu</meta:initial-creator>
    <meta:editing-cycles>10</meta:editing-cycles>
    <dc:date>2014-03-19T09:43:08</dc:date>
    <meta:creation-date>2008-08-22T11:41:04</meta:creation-date>
  </office:meta>
</office:document-meta>
</file>